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4472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6618in"/>
    </style:style>
    <style:style style:name="co17" style:family="table-column">
      <style:table-column-properties fo:break-before="auto" style:column-width="2.0472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372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1.1898in"/>
    </style:style>
    <style:style style:name="co24" style:family="table-column">
      <style:table-column-properties fo:break-before="auto" style:column-width="1.5654in"/>
    </style:style>
    <style:style style:name="co25" style:family="table-column">
      <style:table-column-properties fo:break-before="auto" style:column-width="1.5327in"/>
    </style:style>
    <style:style style:name="co26" style:family="table-column">
      <style:table-column-properties fo:break-before="auto" style:column-width="1.8008in"/>
    </style:style>
    <style:style style:name="co27" style:family="table-column">
      <style:table-column-properties fo:break-before="auto" style:column-width="1.672in"/>
    </style:style>
    <style:style style:name="co28" style:family="table-column">
      <style:table-column-properties fo:break-before="auto" style:column-width="1.9835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1.3201in"/>
    </style:style>
    <style:style style:name="co3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99"/>
    <style:style style:name="ce8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9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23" table:default-cell-style-name="ce10"/>
        <table:table-column table:style-name="co24" table:default-cell-style-name="ce15"/>
        <table:table-column table:style-name="co25" table:default-cell-style-name="ce15"/>
        <table:table-column table:style-name="co26" table:default-cell-style-name="ce20"/>
        <table:table-column table:style-name="co27" table:default-cell-style-name="ce15"/>
        <table:table-column table:style-name="co28" table:default-cell-style-name="Default"/>
        <table:table-column table:style-name="co4" table:number-columns-repeated="8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PKGPIN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USED</text:p>
          </table:table-cell>
          <table:table-cell table:style-name="ce13" office:value-type="string" calcext:value-type="string">
            <text:p>ALT FUNCTION</text:p>
          </table:table-cell>
          <table:table-cell table:style-name="ce13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5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B8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codec_ctl.scl</text:p>
          </table:table-cell>
          <table:table-cell/>
          <table:table-cell table:style-name="ce15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B6</text:p>
          </table:table-cell>
          <table:table-cell table:formula="of:=IF(OR(NOT(EXACT([.$D4];NoPkgPinText));NOT(EXACT([.$E4];NoPkgPinText));VLOOKUP([.$A4];PkgPin_To_FixedFunction;2;0));UsedPinMark;NoPkgPinText)" office:value-type="string" office:string-value="o" calcext:value-type="string">
            <text:p>o</text:p>
          </table:table-cell>
          <table:table-cell table:formula="of:=IF(ISERROR(VLOOKUP([.$A4];PkgPin_To_FunctionAssign;2;0));NoPkgPinText;VLOOKUP([.$A4];PkgPin_To_FunctionAssign;2;0))" office:value-type="string" office:string-value="USART1_TX" calcext:value-type="string">
            <text:p>USART1_TX</text:p>
          </table:table-cell>
          <table:table-cell office:value-type="string" calcext:value-type="string">
            <text:p>uart_t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B5</text:p>
          </table:table-cell>
          <table:table-cell table:formula="of:=IF(OR(NOT(EXACT([.$D5];NoPkgPinText));NOT(EXACT([.$E5];NoPkgPinText));VLOOKUP([.$A5];PkgPin_To_FixedFunction;2;0));UsedPinMark;NoPkgPinText)" office:value-type="string" office:string-value="-" calcext:value-type="string">
            <text:p>-</text:p>
          </table:table-cell>
          <table:table-cell table:formula="of:=IF(ISERROR(VLOOKUP([.$A5];PkgPin_To_FunctionAssign;2;0));NoPkgPinText;VLOOKUP([.$A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SDMMC2_CMD" calcext:value-type="string">
            <text:p>SDMMC2_CMD</text:p>
          </table:table-cell>
          <table:table-cell office:value-type="string" calcext:value-type="string">
            <text:p>sdmmc_int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OOT0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M11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table:formula="of:=IF(ISERROR(VLOOKUP([.$A8];PkgPin_To_FunctionAssign;2;0));NoPkgPinText;VLOOKUP([.$A8];PkgPin_To_FunctionAssign;2;0))" office:value-type="string" office:string-value="OTG_FS_DP" calcext:value-type="string">
            <text:p>OTG_F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M9</text:p>
          </table:table-cell>
          <table:table-cell table:formula="of:=IF(OR(NOT(EXACT([.$D9];NoPkgPinText));NOT(EXACT([.$E9];NoPkgPinText));VLOOKUP([.$A9];PkgPin_To_FixedFunction;2;0));UsedPinMark;NoPkgPinText)" office:value-type="string" office:string-value="-" calcext:value-type="string">
            <text:p>-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M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VDD33USB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DD50USB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SS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BAT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C13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rtc_wake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1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-" calcext:value-type="string">
            <text:p>-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0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-" calcext:value-type="string">
            <text:p>-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B3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o" calcext:value-type="string">
            <text:p>o</text:p>
          </table:table-cell>
          <table:table-cell table:formula="of:=IF(ISERROR(VLOOKUP([.$A18];PkgPin_To_FunctionAssign;2;0));NoPkgPinText;VLOOKUP([.$A18];PkgPin_To_FunctionAssign;2;0))" office:value-type="string" office:string-value="SDMMC2_D2" calcext:value-type="string">
            <text:p>SDMMC2_D2</text:p>
          </table:table-cell>
          <table:table-cell office:value-type="string" calcext:value-type="string">
            <text:p>sdmmc_int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D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o" calcext:value-type="string">
            <text:p>o</text:p>
          </table:table-cell>
          <table:table-cell table:formula="of:=IF(ISERROR(VLOOKUP([.$A19];PkgPin_To_FunctionAssign;2;0));NoPkgPinText;VLOOKUP([.$A19];PkgPin_To_FunctionAssign;2;0))" office:value-type="string" office:string-value="FMC_NCE" calcext:value-type="string">
            <text:p>FMC_NCE</text:p>
          </table:table-cell>
          <table:table-cell office:value-type="string" calcext:value-type="string">
            <text:p>lcd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M12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OTG_FS_DM" calcext:value-type="string">
            <text:p>OTG_F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M8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M5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o" calcext:value-type="string">
            <text:p>o</text:p>
          </table:table-cell>
          <table:table-cell table:formula="of:=IF(ISERROR(VLOOKUP([.$A22];PkgPin_To_FunctionAssign;2;0));NoPkgPinText;VLOOKUP([.$A22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M2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-" calcext:value-type="string">
            <text:p>-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M3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-" calcext:value-type="string">
            <text:p>-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D4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-" calcext:value-type="string">
            <text:p>-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C14-OSC32_IN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C15-OSC32_OUT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9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o" calcext:value-type="string">
            <text:p>o</text:p>
          </table:table-cell>
          <table:table-cell table:formula="of:=IF(ISERROR(VLOOKUP([.$A28];PkgPin_To_FunctionAssign;2;0));NoPkgPinText;VLOOKUP([.$A28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codec_ctl.s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E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codec.m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B4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o" calcext:value-type="string">
            <text:p>o</text:p>
          </table:table-cell>
          <table:table-cell table:formula="of:=IF(ISERROR(VLOOKUP([.$A30];PkgPin_To_FunctionAssign;2;0));NoPkgPinText;VLOOKUP([.$A30];PkgPin_To_FunctionAssign;2;0))" office:value-type="string" office:string-value="SDMMC2_D3" calcext:value-type="string">
            <text:p>SDMMC2_D3</text:p>
          </table:table-cell>
          <table:table-cell office:value-type="string" calcext:value-type="string">
            <text:p>sdmmc_int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6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o" calcext:value-type="string">
            <text:p>o</text:p>
          </table:table-cell>
          <table:table-cell table:formula="of:=IF(ISERROR(VLOOKUP([.$A31];PkgPin_To_FunctionAssign;2;0));NoPkgPinText;VLOOKUP([.$A31];PkgPin_To_FunctionAssign;2;0))" office:value-type="string" office:string-value="SDMMC2_CK" calcext:value-type="string">
            <text:p>SDMMC2_CK</text:p>
          </table:table-cell>
          <table:table-cell office:value-type="string" calcext:value-type="string">
            <text:p>sdmmc_int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M14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OTG_FS_VBUS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VDD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SS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M1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-" calcext:value-type="string">
            <text:p>-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D2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sdmmc_ext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12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sdmmc_ext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codec.b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3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codec.dr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B7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USART1_RX" calcext:value-type="string">
            <text:p>USART1_RX</text:p>
          </table:table-cell>
          <table:table-cell office:value-type="string" calcext:value-type="string">
            <text:p>uart_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SS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DD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SS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USB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DD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D3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FMC_NWAIT" calcext:value-type="string">
            <text:p>FMC_NWAI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C10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sdmmc_ext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A15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-" calcext:value-type="string">
            <text:p>-</text:p>
          </table:table-cell>
          <table:table-cell table:formula="of:=IF(ISERROR(VLOOKUP([.$A49];PkgPin_To_FunctionAssign;2;0));NoPkgPinText;VLOOKUP([.$A4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SSSMPS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6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codec.dpl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4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codec.w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DD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AP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M1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-" calcext:value-type="string">
            <text:p>-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M0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-" calcext:value-type="string">
            <text:p>-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C1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sdmmc_ext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A14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A1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lcd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A13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LXSMPS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DDSMP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FBSMPS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RST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SS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DDLDO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DDLDO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AP3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A8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lcd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A10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lcd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11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lcd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SS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H0-OSC_IN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C0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-" calcext:value-type="string">
            <text:p>-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DD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C1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o" calcext:value-type="string">
            <text:p>o</text:p>
          </table:table-cell>
          <table:table-cell table:formula="of:=IF(ISERROR(VLOOKUP([.$A78];PkgPin_To_FunctionAssign;2;0));NoPkgPinText;VLOOKUP([.$A78];PkgPin_To_FunctionAssign;2;0))" office:value-type="string" office:string-value="FMC_A16" calcext:value-type="string">
            <text:p>FMC_A16</text:p>
          </table:table-cell>
          <table:table-cell office:value-type="string" calcext:value-type="string">
            <text:p>lcd.d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LDO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LDO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C7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-" calcext:value-type="string">
            <text:p>-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C9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sdmmc_ext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C8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sdmmc_ext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A9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lcd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H1-OSC_OUT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3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ADC12_INN12" calcext:value-type="string">
            <text:p>ADC12_INN12</text:p>
          </table:table-cell>
          <table:table-cell office:value-type="string" calcext:value-type="string">
            <text:p>hp_micbutton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A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VSS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REFM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AP1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AP2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B14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SDMMC2_D0" calcext:value-type="string">
            <text:p>SDMMC2_D0</text:p>
          </table:table-cell>
          <table:table-cell office:value-type="string" calcext:value-type="string">
            <text:p>sdmmc_int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B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-" calcext:value-type="string">
            <text:p>-</text:p>
          </table:table-cell>
          <table:table-cell table:formula="of:=IF(ISERROR(VLOOKUP([.$A95];PkgPin_To_FunctionAssign;2;0));NoPkgPinText;VLOOKUP([.$A9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D14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LPTIM2_CH1" calcext:value-type="string">
            <text:p>LPTIM2_CH1</text:p>
          </table:table-cell>
          <table:table-cell office:value-type="string" calcext:value-type="string">
            <text:p>cpu_power_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C6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-" calcext:value-type="string">
            <text:p>-</text:p>
          </table:table-cell>
          <table:table-cell table:formula="of:=IF(ISERROR(VLOOKUP([.$A97];PkgPin_To_FunctionAssign;2;0));NoPkgPinText;VLOOKUP([.$A9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2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o" calcext:value-type="string">
            <text:p>o</text:p>
          </table:table-cell>
          <table:table-cell table:formula="of:=IF(ISERROR(VLOOKUP([.$A98];PkgPin_To_FunctionAssign;2;0));NoPkgPinText;VLOOKUP([.$A98];PkgPin_To_FunctionAssign;2;0))" office:value-type="string" office:string-value="ADC12_INP12" calcext:value-type="string">
            <text:p>ADC12_INP12</text:p>
          </table:table-cell>
          <table:table-cell office:value-type="string" calcext:value-type="string">
            <text:p>hp_micbutton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1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lcd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DDA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A5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-" calcext:value-type="string">
            <text:p>-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-" calcext:value-type="string">
            <text:p>-</text:p>
          </table:table-cell>
          <table:table-cell table:formula="of:=IF(ISERROR(VLOOKUP([.$A103];PkgPin_To_FunctionAssign;2;0));NoPkgPinText;VLOOKUP([.$A10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O0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xspi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D8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-" calcext:value-type="string">
            <text:p>-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B10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-" calcext:value-type="string">
            <text:p>-</text:p>
          </table:table-cell>
          <table:table-cell table:formula="of:=IF(ISERROR(VLOOKUP([.$A107];PkgPin_To_FunctionAssign;2;0));NoPkgPinText;VLOOKUP([.$A10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B13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-" calcext:value-type="string">
            <text:p>-</text:p>
          </table:table-cell>
          <table:table-cell table:formula="of:=IF(ISERROR(VLOOKUP([.$A108];PkgPin_To_FunctionAssign;2;0));NoPkgPinText;VLOOKUP([.$A10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B15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SDMMC2_D1" calcext:value-type="string">
            <text:p>SDMMC2_D1</text:p>
          </table:table-cell>
          <table:table-cell office:value-type="string" calcext:value-type="string">
            <text:p>sdmmc_int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A0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o" calcext:value-type="string">
            <text:p>o</text:p>
          </table:table-cell>
          <table:table-cell table:formula="of:=IF(ISERROR(VLOOKUP([.$A110];PkgPin_To_FunctionAssign;2;0));NoPkgPinText;VLOOKUP([.$A110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lcd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A3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-" calcext:value-type="string">
            <text:p>-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VREFP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A7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o" calcext:value-type="string">
            <text:p>o</text:p>
          </table:table-cell>
          <table:table-cell table:formula="of:=IF(ISERROR(VLOOKUP([.$A113];PkgPin_To_FunctionAssign;2;0));NoPkgPinText;VLOOKUP([.$A113];PkgPin_To_FunctionAssign;2;0))" office:value-type="string" office:string-value="ADC12_INP7" calcext:value-type="string">
            <text:p>ADC12_INP7</text:p>
          </table:table-cell>
          <table:table-cell office:value-type="string" calcext:value-type="string">
            <text:p>adc_vb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VDDXSPI1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VSS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o" calcext:value-type="string">
            <text:p>o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VDDXSPI1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SS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VDDXSPI1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D12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-" calcext:value-type="string">
            <text:p>-</text:p>
          </table:table-cell>
          <table:table-cell table:formula="of:=IF(ISERROR(VLOOKUP([.$A120];PkgPin_To_FunctionAssign;2;0));NoPkgPinText;VLOOKUP([.$A12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B11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-" calcext:value-type="string">
            <text:p>-</text:p>
          </table:table-cell>
          <table:table-cell table:formula="of:=IF(ISERROR(VLOOKUP([.$A121];PkgPin_To_FunctionAssign;2;0));NoPkgPinText;VLOOKUP([.$A12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A2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lcd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A4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-" calcext:value-type="string">
            <text:p>-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4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-" calcext:value-type="string">
            <text:p>-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B0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-" calcext:value-type="string">
            <text:p>-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B2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lcd.w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P2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xspi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5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xspi.clk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P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xspi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2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xspi.dqs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P1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xspi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D11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-" calcext:value-type="string">
            <text:p>-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D13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LPTIM1_CH1" calcext:value-type="string">
            <text:p>LPTIM1_CH1</text:p>
          </table:table-cell>
          <table:table-cell office:value-type="string" calcext:value-type="string">
            <text:p>backlight_pw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SS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6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-" calcext:value-type="string">
            <text:p>-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C5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o" calcext:value-type="string">
            <text:p>o</text:p>
          </table:table-cell>
          <table:table-cell table:formula="of:=IF(ISERROR(VLOOKUP([.$A136];PkgPin_To_FunctionAssign;2;0));NoPkgPinText;VLOOKUP([.$A136];PkgPin_To_FunctionAssign;2;0))" office:value-type="string" office:string-value="ADC12_INP8" calcext:value-type="string">
            <text:p>ADC12_INP8</text:p>
          </table:table-cell>
          <table:table-cell office:value-type="string" calcext:value-type="string">
            <text:p>adc_vb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B1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o" calcext:value-type="string">
            <text:p>o</text:p>
          </table:table-cell>
          <table:table-cell table:formula="of:=IF(ISERROR(VLOOKUP([.$A137];PkgPin_To_FunctionAssign;2;0));NoPkgPinText;VLOOKUP([.$A137];PkgPin_To_FunctionAssign;2;0))" office:value-type="string" office:string-value="FMC_NOE" calcext:value-type="string">
            <text:p>FMC_NOE</text:p>
          </table:table-cell>
          <table:table-cell office:value-type="string" calcext:value-type="string">
            <text:p>lcd.rd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xspi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P3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xspi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O4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xspi.clk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P5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o" calcext:value-type="string">
            <text:p>o</text:p>
          </table:table-cell>
          <table:table-cell table:formula="of:=IF(ISERROR(VLOOKUP([.$A141];PkgPin_To_FunctionAssign;2;0));NoPkgPinText;VLOOKUP([.$A141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xspi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P6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xspi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P7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xspi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D10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-" calcext:value-type="string">
            <text:p>-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SS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TOTAL PINS USED</text:p>
          </table:table-cell>
          <table:table-cell table:style-name="ce13" table:formula="of:=COUNTIF([.$C2:.$C145];&quot;=o&quot;)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TOTAL PINS FREE</text:p>
          </table:table-cell>
          <table:table-cell table:style-name="ce13" table:formula="of:=144 - COUNTIF([.$C2:.$C145];&quot;=o&quot;)" office:value-type="float" office:value="29" calcext:value-type="float">
            <text:p>29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4" table:default-cell-style-name="ce10"/>
        <table:table-column table:style-name="co12" table:default-cell-style-name="Default"/>
        <table:table-column table:style-name="co13" table:default-cell-style-name="ce15"/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row table:style-name="ro1">
          <table:table-cell table:style-name="ce13" office:value-type="string" calcext:value-type="string">
            <text:p>PKGPI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IN NAME</text:p>
          </table:table-cell>
          <table:table-cell table:style-name="ce18"/>
          <table:table-cell table:number-columns-repeated="10"/>
        </table:table-row>
        <table:table-row table:style-name="ro1">
          <table:table-cell table:formula="of:=IF(ISERROR(VLOOKUP([.$C2];PinName_To_PkgPin;2;0));NoPkgPinText;VLOOKUP([.$C2];PinName_To_PkgPin;2;0))" office:value-type="string" office:string-value="L8" calcext:value-type="string">
            <text:p>L8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3"/>
          <table:table-cell table:style-name="ce21"/>
          <table:table-cell table:number-columns-repeated="7"/>
        </table:table-row>
        <table:table-row table:style-name="ro1">
          <table:table-cell table:formula="of:=IF(ISERROR(VLOOKUP([.$C3];PinName_To_PkgPin;2;0));NoPkgPinText;VLOOKUP([.$C3];PinName_To_PkgPin;2;0))" office:value-type="string" office:string-value="L10" calcext:value-type="string">
            <text:p>L10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1"/>
        </table:table-row>
        <table:table-row table:style-name="ro1">
          <table:table-cell table:formula="of:=IF(ISERROR(VLOOKUP([.$C4];PinName_To_PkgPin;2;0));NoPkgPinText;VLOOKUP([.$C4];PinName_To_PkgPin;2;0))" office:value-type="string" office:string-value="L6" calcext:value-type="string">
            <text:p>L6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1"/>
        </table:table-row>
        <table:table-row table:style-name="ro1">
          <table:table-cell table:formula="of:=IF(ISERROR(VLOOKUP([.$C5];PinName_To_PkgPin;2;0));NoPkgPinText;VLOOKUP([.$C5];PinName_To_PkgPin;2;0))" office:value-type="string" office:string-value="M6" calcext:value-type="string">
            <text:p>M6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1"/>
        </table:table-row>
        <table:table-row table:style-name="ro1">
          <table:table-cell table:formula="of:=IF(ISERROR(VLOOKUP([.$C6];PinName_To_PkgPin;2;0));NoPkgPinText;VLOOKUP([.$C6];PinName_To_PkgPin;2;0))" office:value-type="string" office:string-value="M5" calcext:value-type="string">
            <text:p>M5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1"/>
        </table:table-row>
        <table:table-row table:style-name="ro1">
          <table:table-cell table:formula="of:=IF(ISERROR(VLOOKUP([.$C7];PinName_To_PkgPin;2;0));NoPkgPinText;VLOOKUP([.$C7];PinName_To_PkgPin;2;0))" office:value-type="string" office:string-value="M8" calcext:value-type="string">
            <text:p>M8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1"/>
        </table:table-row>
        <table:table-row table:style-name="ro1">
          <table:table-cell table:formula="of:=IF(ISERROR(VLOOKUP([.$C8];PinName_To_PkgPin;2;0));NoPkgPinText;VLOOKUP([.$C8];PinName_To_PkgPin;2;0))" office:value-type="string" office:string-value="M9" calcext:value-type="string">
            <text:p>M9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1"/>
        </table:table-row>
        <table:table-row table:style-name="ro1">
          <table:table-cell table:formula="of:=IF(ISERROR(VLOOKUP([.$C9];PinName_To_PkgPin;2;0));NoPkgPinText;VLOOKUP([.$C9];PinName_To_PkgPin;2;0))" office:value-type="string" office:string-value="M10" calcext:value-type="string">
            <text:p>M1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1"/>
        </table:table-row>
        <table:table-row table:style-name="ro1">
          <table:table-cell table:formula="of:=IF(ISERROR(VLOOKUP([.$C10];PinName_To_PkgPin;2;0));NoPkgPinText;VLOOKUP([.$C10];PinName_To_PkgPin;2;0))" office:value-type="string" office:string-value="L9" calcext:value-type="string">
            <text:p>L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1"/>
        </table:table-row>
        <table:table-row table:style-name="ro1">
          <table:table-cell table:formula="of:=IF(ISERROR(VLOOKUP([.$C11];PinName_To_PkgPin;2;0));NoPkgPinText;VLOOKUP([.$C11];PinName_To_PkgPin;2;0))" office:value-type="string" office:string-value="M7" calcext:value-type="string">
            <text:p>M7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1"/>
        </table:table-row>
        <table:table-row table:style-name="ro1">
          <table:table-cell table:formula="of:=IF(ISERROR(VLOOKUP([.$C12];PinName_To_PkgPin;2;0));NoPkgPinText;VLOOKUP([.$C12];PinName_To_PkgPin;2;0))" office:value-type="string" office:string-value="L7" calcext:value-type="string">
            <text:p>L7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1"/>
        </table:table-row>
        <table:table-row table:style-name="ro1">
          <table:table-cell table:formula="of:=IF(ISERROR(VLOOKUP([.$C13];PinName_To_PkgPin;2;0));NoPkgPinText;VLOOKUP([.$C13];PinName_To_PkgPin;2;0))" office:value-type="string" office:string-value="J7" calcext:value-type="string">
            <text:p>J7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1"/>
        </table:table-row>
        <table:table-row table:style-name="ro1">
          <table:table-cell table:formula="of:=IF(ISERROR(VLOOKUP([.$C14];PinName_To_PkgPin;2;0));NoPkgPinText;VLOOKUP([.$C14];PinName_To_PkgPin;2;0))" office:value-type="string" office:string-value="-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5];PinName_To_PkgPin;2;0));NoPkgPinText;VLOOKUP([.$C15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6];PinName_To_PkgPin;2;0));NoPkgPinText;VLOOKUP([.$C16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7];PinName_To_PkgPin;2;0));NoPkgPinText;VLOOKUP([.$C17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8];PinName_To_PkgPin;2;0));NoPkgPinText;VLOOKUP([.$C18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9];PinName_To_PkgPin;2;0));NoPkgPinText;VLOOKUP([.$C19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0];PinName_To_PkgPin;2;0));NoPkgPinText;VLOOKUP([.$C20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1];PinName_To_PkgPin;2;0));NoPkgPinText;VLOOKUP([.$C21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G5" calcext:value-type="string">
            <text:p>G5</text:p>
          </table:table-cell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11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FMC_A17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E11" calcext:value-type="string">
            <text:p>E11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F12" calcext:value-type="string">
            <text:p>F12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table:formula="of:=IF(ISERROR(VLOOKUP([.$C26];PinName_To_PkgPin;2;0));NoPkgPinText;VLOOKUP([.$C26];PinName_To_PkgPin;2;0))" office:value-type="string" office:string-value="F11" calcext:value-type="string">
            <text:p>F11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table:formula="of:=IF(ISERROR(VLOOKUP([.$C27];PinName_To_PkgPin;2;0));NoPkgPinText;VLOOKUP([.$C27];PinName_To_PkgPin;2;0))" office:value-type="string" office:string-value="G12" calcext:value-type="string">
            <text:p>G12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table:formula="of:=IF(ISERROR(VLOOKUP([.$C28];PinName_To_PkgPin;2;0));NoPkgPinText;VLOOKUP([.$C28];PinName_To_PkgPin;2;0))" office:value-type="string" office:string-value="F10" calcext:value-type="string">
            <text:p>F1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table:formula="of:=IF(ISERROR(VLOOKUP([.$C29];PinName_To_PkgPin;2;0));NoPkgPinText;VLOOKUP([.$C29];PinName_To_PkgPin;2;0))" office:value-type="string" office:string-value="L1" calcext:value-type="string">
            <text:p>L1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11"/>
        </table:table-row>
        <table:table-row table:style-name="ro1">
          <table:table-cell table:formula="of:=IF(ISERROR(VLOOKUP([.$C30];PinName_To_PkgPin;2;0));NoPkgPinText;VLOOKUP([.$C30];PinName_To_PkgPin;2;0))" office:value-type="string" office:string-value="J2" calcext:value-type="string">
            <text:p>J2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11"/>
        </table:table-row>
        <table:table-row table:style-name="ro1">
          <table:table-cell table:formula="of:=IF(ISERROR(VLOOKUP([.$C31];PinName_To_PkgPin;2;0));NoPkgPinText;VLOOKUP([.$C31];PinName_To_PkgPin;2;0))" office:value-type="string" office:string-value="K1" calcext:value-type="string">
            <text:p>K1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11"/>
        </table:table-row>
        <table:table-row table:style-name="ro1">
          <table:table-cell table:formula="of:=IF(ISERROR(VLOOKUP([.$C32];PinName_To_PkgPin;2;0));NoPkgPinText;VLOOKUP([.$C32];PinName_To_PkgPin;2;0))" office:value-type="string" office:string-value="-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3];PinName_To_PkgPin;2;0));NoPkgPinText;VLOOKUP([.$C33];PinName_To_PkgPin;2;0))" office:value-type="string" office:string-value="-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-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-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6];PinName_To_PkgPin;2;0));NoPkgPinText;VLOOKUP([.$C36];PinName_To_PkgPin;2;0))" office:value-type="string" office:string-value="-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7];PinName_To_PkgPin;2;0));NoPkgPinText;VLOOKUP([.$C37];PinName_To_PkgPin;2;0))" office:value-type="string" office:string-value="-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8];PinName_To_PkgPin;2;0));NoPkgPinText;VLOOKUP([.$C38];PinName_To_PkgPin;2;0))" office:value-type="string" office:string-value="-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40];PinName_To_PkgPin;2;0));NoPkgPinText;VLOOKUP([.$C40];PinName_To_PkgPin;2;0))" office:value-type="string" office:string-value="M4" calcext:value-type="string">
            <text:p>M4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table:number-columns-repeated="11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L5" calcext:value-type="string">
            <text:p>L5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1"/>
        </table:table-row>
        <table:table-row table:style-name="ro1">
          <table:table-cell table:formula="of:=IF(ISERROR(VLOOKUP([.$C42];PinName_To_PkgPin;2;0));NoPkgPinText;VLOOKUP([.$C42];PinName_To_PkgPin;2;0))" office:value-type="string" office:string-value="D10" calcext:value-type="string">
            <text:p>D1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11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B6" calcext:value-type="string">
            <text:p>B6</text:p>
          </table:table-cell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11"/>
        </table:table-row>
        <table:table-row table:style-name="ro1">
          <table:table-cell table:formula="of:=IF(ISERROR(VLOOKUP([.$C44];PinName_To_PkgPin;2;0));NoPkgPinText;VLOOKUP([.$C44];PinName_To_PkgPin;2;0))" office:value-type="string" office:string-value="-" calcext:value-type="string">
            <text:p>-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45];PinName_To_PkgPin;2;0));NoPkgPinText;VLOOKUP([.$C45];PinName_To_PkgPin;2;0))" office:value-type="string" office:string-value="C12" calcext:value-type="string">
            <text:p>C1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1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C11" calcext:value-type="string">
            <text:p>C11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1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G11" calcext:value-type="string">
            <text:p>G1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G10" calcext:value-type="string">
            <text:p>G10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1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D11" calcext:value-type="string">
            <text:p>D1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1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E9" calcext:value-type="string">
            <text:p>E9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1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C6" calcext:value-type="string">
            <text:p>C6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A5" calcext:value-type="string">
            <text:p>A5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H9" calcext:value-type="string">
            <text:p>H9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table:formula="of:=IF(ISERROR(VLOOKUP([.$C54];PinName_To_PkgPin;2;0));NoPkgPinText;VLOOKUP([.$C54];PinName_To_PkgPin;2;0))" office:value-type="string" office:string-value="J12" calcext:value-type="string">
            <text:p>J1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table:formula="of:=IF(ISERROR(VLOOKUP([.$C55];PinName_To_PkgPin;2;0));NoPkgPinText;VLOOKUP([.$C55];PinName_To_PkgPin;2;0))" office:value-type="string" office:string-value="B5" calcext:value-type="string">
            <text:p>B5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table:formula="of:=IF(ISERROR(VLOOKUP([.$C56];PinName_To_PkgPin;2;0));NoPkgPinText;VLOOKUP([.$C56];PinName_To_PkgPin;2;0))" office:value-type="string" office:string-value="C5" calcext:value-type="string">
            <text:p>C5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table:formula="of:=IF(ISERROR(VLOOKUP([.$C57];PinName_To_PkgPin;2;0));NoPkgPinText;VLOOKUP([.$C57];PinName_To_PkgPin;2;0))" office:value-type="string" office:string-value="B9" calcext:value-type="string">
            <text:p>B9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1"/>
        </table:table-row>
        <table:table-row table:style-name="ro1">
          <table:table-cell table:formula="of:=IF(ISERROR(VLOOKUP([.$C58];PinName_To_PkgPin;2;0));NoPkgPinText;VLOOKUP([.$C58];PinName_To_PkgPin;2;0))" office:value-type="string" office:string-value="A9" calcext:value-type="string">
            <text:p>A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1"/>
        </table:table-row>
        <table:table-row table:style-name="ro1">
          <table:table-cell table:formula="of:=IF(ISERROR(VLOOKUP([.$C59];PinName_To_PkgPin;2;0));NoPkgPinText;VLOOKUP([.$C59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B8" calcext:value-type="string">
            <text:p>B8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1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A7" calcext:value-type="string">
            <text:p>A7</text:p>
          </table:table-cell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11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B7" calcext:value-type="string">
            <text:p>B7</text:p>
          </table:table-cell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11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C7" calcext:value-type="string">
            <text:p>C7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11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E3" calcext:value-type="string">
            <text:p>E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table:formula="of:=IF(ISERROR(VLOOKUP([.$C66];PinName_To_PkgPin;2;0));NoPkgPinText;VLOOKUP([.$C66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67];PinName_To_PkgPin;2;0));NoPkgPinText;VLOOKUP([.$C67];PinName_To_PkgPin;2;0))" office:value-type="string" office:string-value="C4" calcext:value-type="string">
            <text:p>C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table:formula="of:=IF(ISERROR(VLOOKUP([.$C68];PinName_To_PkgPin;2;0));NoPkgPinText;VLOOKUP([.$C68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69];PinName_To_PkgPin;2;0));NoPkgPinText;VLOOKUP([.$C69];PinName_To_PkgPin;2;0))" office:value-type="string" office:string-value="D1" calcext:value-type="string">
            <text:p>D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table:formula="of:=IF(ISERROR(VLOOKUP([.$C70];PinName_To_PkgPin;2;0));NoPkgPinText;VLOOKUP([.$C70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1];PinName_To_PkgPin;2;0));NoPkgPinText;VLOOKUP([.$C71];PinName_To_PkgPin;2;0))" office:value-type="string" office:string-value="E2" calcext:value-type="string">
            <text:p>E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table:formula="of:=IF(ISERROR(VLOOKUP([.$C72];PinName_To_PkgPin;2;0));NoPkgPinText;VLOOKUP([.$C72];PinName_To_PkgPin;2;0))" office:value-type="string" office:string-value="D3" calcext:value-type="string">
            <text:p>D3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table:formula="of:=IF(ISERROR(VLOOKUP([.$C73];PinName_To_PkgPin;2;0));NoPkgPinText;VLOOKUP([.$C73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4];PinName_To_PkgPin;2;0));NoPkgPinText;VLOOKUP([.$C74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5];PinName_To_PkgPin;2;0));NoPkgPinText;VLOOKUP([.$C75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6];PinName_To_PkgPin;2;0));NoPkgPinText;VLOOKUP([.$C76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7];PinName_To_PkgPin;2;0));NoPkgPinText;VLOOKUP([.$C77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A2" calcext:value-type="string">
            <text:p>A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C3" calcext:value-type="string">
            <text:p>C3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table:number-columns-repeated="11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L12" calcext:value-type="string">
            <text:p>L12</text:p>
          </table:table-cell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LPTIM1_CH2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H11" calcext:value-type="string">
            <text:p>H11</text:p>
          </table:table-cell>
          <table:table-cell office:value-type="string" calcext:value-type="string">
            <text:p>LPTIM2_CH1</text:p>
          </table:table-cell>
          <table:table-cell office:value-type="string" calcext:value-type="string">
            <text:p>PD14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90];PinName_To_PkgPin;2;0));NoPkgPinText;VLOOKUP([.$C90];PinName_To_PkgPin;2;0))" office:value-type="string" office:string-value="-" calcext:value-type="string">
            <text:p>-</text:p>
          </table:table-cell>
          <table:table-cell office:value-type="string" calcext:value-type="string">
            <text:p>LPTIM2_CH2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91];PinName_To_PkgPin;2;0));NoPkgPinText;VLOOKUP([.$C91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92];PinName_To_PkgPin;2;0));NoPkgPinText;VLOOKUP([.$C92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2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93];PinName_To_PkgPin;2;0));NoPkgPinText;VLOOKUP([.$C93];PinName_To_PkgPin;2;0))" office:value-type="string" office:string-value="K4" calcext:value-type="string">
            <text:p>K4</text:p>
          </table:table-cell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1"/>
        </table:table-row>
        <table:table-row table:style-name="ro1">
          <table:table-cell table:formula="of:=IF(ISERROR(VLOOKUP([.$C94];PinName_To_PkgPin;2;0));NoPkgPinText;VLOOKUP([.$C94];PinName_To_PkgPin;2;0))" office:value-type="string" office:string-value="M3" calcext:value-type="string">
            <text:p>M3</text:p>
          </table:table-cell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1"/>
        </table:table-row>
        <table:table-row table:style-name="ro1">
          <table:table-cell table:formula="of:=IF(ISERROR(VLOOKUP([.$C95];PinName_To_PkgPin;2;0));NoPkgPinText;VLOOKUP([.$C95];PinName_To_PkgPin;2;0))" office:value-type="string" office:string-value="J1" calcext:value-type="string">
            <text:p>J1</text:p>
          </table:table-cell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1"/>
        </table:table-row>
        <table:table-row table:style-name="ro1">
          <table:table-cell table:formula="of:=IF(ISERROR(VLOOKUP([.$C96];PinName_To_PkgPin;2;0));NoPkgPinText;VLOOKUP([.$C96];PinName_To_PkgPin;2;0))" office:value-type="string" office:string-value="H2" calcext:value-type="string">
            <text:p>H2</text:p>
          </table:table-cell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1"/>
        </table:table-row>
        <table:table-row table:style-name="ro1">
          <table:table-cell table:formula="of:=IF(ISERROR(VLOOKUP([.$C97];PinName_To_PkgPin;2;0));NoPkgPinText;VLOOKUP([.$C97];PinName_To_PkgPin;2;0))" office:value-type="string" office:string-value="B2" calcext:value-type="string">
            <text:p>B2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98];PinName_To_PkgPin;2;0));NoPkgPinText;VLOOKUP([.$C98];PinName_To_PkgPin;2;0))" office:value-type="string" office:string-value="A3" calcext:value-type="string">
            <text:p>A3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table:number-columns-repeated="11"/>
        </table:table-row>
        <table:table-row table:style-name="ro1">
          <table:table-cell table:formula="of:=IF(ISERROR(VLOOKUP([.$C99];PinName_To_PkgPin;2;0));NoPkgPinText;VLOOKUP([.$C99];PinName_To_PkgPin;2;0))" office:value-type="string" office:string-value="D4" calcext:value-type="string">
            <text:p>D4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table:formula="of:=IF(ISERROR(VLOOKUP([.$C100];PinName_To_PkgPin;2;0));NoPkgPinText;VLOOKUP([.$C100];PinName_To_PkgPin;2;0))" office:value-type="string" office:string-value="E10" calcext:value-type="string">
            <text:p>E10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1"/>
        </table:table-row>
        <table:table-row table:style-name="ro1">
          <table:table-cell table:formula="of:=IF(ISERROR(VLOOKUP([.$C101];PinName_To_PkgPin;2;0));NoPkgPinText;VLOOKUP([.$C101];PinName_To_PkgPin;2;0))" office:value-type="string" office:string-value="E12" calcext:value-type="string">
            <text:p>E12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1"/>
        </table:table-row>
        <table:table-row table:style-name="ro1">
          <table:table-cell table:formula="of:=IF(ISERROR(VLOOKUP([.$C102];PinName_To_PkgPin;2;0));NoPkgPinText;VLOOKUP([.$C102];PinName_To_PkgPin;2;0))" office:value-type="string" office:string-value="C1" calcext:value-type="string">
            <text:p>C1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1"/>
        </table:table-row>
        <table:table-row table:style-name="ro1">
          <table:table-cell table:formula="of:=IF(ISERROR(VLOOKUP([.$C103];PinName_To_PkgPin;2;0));NoPkgPinText;VLOOKUP([.$C103];PinName_To_PkgPin;2;0))" office:value-type="string" office:string-value="C2" calcext:value-type="string">
            <text:p>C2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1"/>
        </table:table-row>
        <table:table-row table:style-name="ro1">
          <table:table-cell table:formula="of:=IF(ISERROR(VLOOKUP([.$C104];PinName_To_PkgPin;2;0));NoPkgPinText;VLOOKUP([.$C104];PinName_To_PkgPin;2;0))" office:value-type="string" office:string-value="G2" calcext:value-type="string">
            <text:p>G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1"/>
        </table:table-row>
        <table:table-row table:style-name="ro1">
          <table:table-cell table:formula="of:=IF(ISERROR(VLOOKUP([.$C105];PinName_To_PkgPin;2;0));NoPkgPinText;VLOOKUP([.$C105];PinName_To_PkgPin;2;0))" office:value-type="string" office:string-value="H1" calcext:value-type="string">
            <text:p>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1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428"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table table:name="FunctionPinMux" table:style-name="ta1">
        <table:table-column table:style-name="co12" table:default-cell-style-name="ce8"/>
        <table:table-column table:style-name="co30" table:number-columns-repeated="7" table:default-cell-style-name="ce9"/>
        <table:table-column table:style-name="co31" table:number-columns-repeated="6" table:default-cell-style-name="Default"/>
        <table:table-row table:style-name="ro1"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7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B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B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B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B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2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2_CH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CH2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3_CH1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3_CH2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calcext:conditional-formats>
          <calcext:conditional-format calcext:target-range-address="FunctionPinMux.A2:FunctionPinMux.A105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9 FunctionPinMux.B15:FunctionPinMux.H61 FunctionPinMux.D10:FunctionPinMux.H14 FunctionPinMux.B10:FunctionPinMux.B14 FunctionPinMux.B66:FunctionPinMux.H105 FunctionPinMux.D62:FunctionPinMux.H65 FunctionPinMux.B62:FunctionPinMux.B65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20" table:default-cell-style-name="ce15"/>
        <table:table-column table:style-name="co21" table:default-cell-style-name="ce10"/>
        <table:table-column table:style-name="co22" table:default-cell-style-name="ce21"/>
        <table:table-row table:style-name="ro1">
          <table:table-cell table:style-name="ce13" office:value-type="string" calcext:value-type="string">
            <text:p>NAME</text:p>
          </table:table-cell>
          <table:table-cell table:style-name="ce7" office:value-type="string" calcext:value-type="string">
            <text:p>PKGPIN</text:p>
          </table:table-cell>
          <table:table-cell table:style-name="ce13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]; PkgPin_To_PinName; 2; 0)" office:value-type="string" office:string-value="PB8" calcext:value-type="string">
            <text:p>PB8</text:p>
          </table:table-cell>
          <table:table-cell office:value-type="string" calcext:value-type="string">
            <text:p>A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B6" calcext:value-type="string">
            <text:p>PB6</text:p>
          </table:table-cell>
          <table:table-cell office:value-type="string" calcext:value-type="string">
            <text:p>A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B5" calcext:value-type="string">
            <text:p>PB5</text:p>
          </table:table-cell>
          <table:table-cell office:value-type="string" calcext:value-type="string">
            <text:p>A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D7" calcext:value-type="string">
            <text:p>PD7</text:p>
          </table:table-cell>
          <table:table-cell office:value-type="string" calcext:value-type="string">
            <text:p>A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BOOT0" calcext:value-type="string">
            <text:p>BOOT0</text:p>
          </table:table-cell>
          <table:table-cell office:value-type="string" calcext:value-type="string">
            <text:p>A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M11" calcext:value-type="string">
            <text:p>PM11</text:p>
          </table:table-cell>
          <table:table-cell office:value-type="string" calcext:value-type="string">
            <text:p>A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M9" calcext:value-type="string">
            <text:p>PM9</text:p>
          </table:table-cell>
          <table:table-cell office:value-type="string" calcext:value-type="string">
            <text:p>A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M6" calcext:value-type="string">
            <text:p>PM6</text:p>
          </table:table-cell>
          <table:table-cell office:value-type="string" calcext:value-type="string">
            <text:p>A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VDD33USB" calcext:value-type="string">
            <text:p>VDD33USB</text:p>
          </table:table-cell>
          <table:table-cell office:value-type="string" calcext:value-type="string">
            <text:p>A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]; PkgPin_To_PinName; 2; 0)" office:value-type="string" office:string-value="VDD50USB" calcext:value-type="string">
            <text:p>VDD50USB</text:p>
          </table:table-cell>
          <table:table-cell office:value-type="string" calcext:value-type="string">
            <text:p>A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]; PkgPin_To_PinName; 2; 0)" office:value-type="string" office:string-value="VBAT" calcext:value-type="string">
            <text:p>VBAT</text:p>
          </table:table-cell>
          <table:table-cell office:value-type="string" calcext:value-type="string">
            <text:p>B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]; PkgPin_To_PinName; 2; 0)" office:value-type="string" office:string-value="PC13" calcext:value-type="string">
            <text:p>PC13</text:p>
          </table:table-cell>
          <table:table-cell office:value-type="string" calcext:value-type="string">
            <text:p>B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PE1" calcext:value-type="string">
            <text:p>PE1</text:p>
          </table:table-cell>
          <table:table-cell office:value-type="string" calcext:value-type="string">
            <text:p>B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]; PkgPin_To_PinName; 2; 0)" office:value-type="string" office:string-value="PE0" calcext:value-type="string">
            <text:p>PE0</text:p>
          </table:table-cell>
          <table:table-cell office:value-type="string" calcext:value-type="string">
            <text:p>B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B3" calcext:value-type="string">
            <text:p>PB3</text:p>
          </table:table-cell>
          <table:table-cell office:value-type="string" calcext:value-type="string">
            <text:p>B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D5" calcext:value-type="string">
            <text:p>PD5</text:p>
          </table:table-cell>
          <table:table-cell office:value-type="string" calcext:value-type="string">
            <text:p>B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M12" calcext:value-type="string">
            <text:p>PM12</text:p>
          </table:table-cell>
          <table:table-cell office:value-type="string" calcext:value-type="string">
            <text:p>B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M8" calcext:value-type="string">
            <text:p>PM8</text:p>
          </table:table-cell>
          <table:table-cell office:value-type="string" calcext:value-type="string">
            <text:p>B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M5" calcext:value-type="string">
            <text:p>PM5</text:p>
          </table:table-cell>
          <table:table-cell office:value-type="string" calcext:value-type="string">
            <text:p>B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PM2" calcext:value-type="string">
            <text:p>PM2</text:p>
          </table:table-cell>
          <table:table-cell office:value-type="string" calcext:value-type="string">
            <text:p>B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4]; PkgPin_To_PinName; 2; 0)" office:value-type="string" office:string-value="PM3" calcext:value-type="string">
            <text:p>PM3</text:p>
          </table:table-cell>
          <table:table-cell office:value-type="string" calcext:value-type="string">
            <text:p>B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5]; PkgPin_To_PinName; 2; 0)" office:value-type="string" office:string-value="PD4" calcext:value-type="string">
            <text:p>PD4</text:p>
          </table:table-cell>
          <table:table-cell office:value-type="string" calcext:value-type="string">
            <text:p>B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C14-OSC32_IN" calcext:value-type="string">
            <text:p>PC14-OSC32_IN</text:p>
          </table:table-cell>
          <table:table-cell office:value-type="string" calcext:value-type="string">
            <text:p>C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C15-OSC32_OUT" calcext:value-type="string">
            <text:p>PC15-OSC32_OUT</text:p>
          </table:table-cell>
          <table:table-cell office:value-type="string" calcext:value-type="string">
            <text:p>C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B9" calcext:value-type="string">
            <text:p>PB9</text:p>
          </table:table-cell>
          <table:table-cell office:value-type="string" calcext:value-type="string">
            <text:p>C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E2" calcext:value-type="string">
            <text:p>PE2</text:p>
          </table:table-cell>
          <table:table-cell office:value-type="string" calcext:value-type="string">
            <text:p>C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B4" calcext:value-type="string">
            <text:p>PB4</text:p>
          </table:table-cell>
          <table:table-cell office:value-type="string" calcext:value-type="string">
            <text:p>C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D6" calcext:value-type="string">
            <text:p>PD6</text:p>
          </table:table-cell>
          <table:table-cell office:value-type="string" calcext:value-type="string">
            <text:p>C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PM14" calcext:value-type="string">
            <text:p>PM14</text:p>
          </table:table-cell>
          <table:table-cell office:value-type="string" calcext:value-type="string">
            <text:p>C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3]; PkgPin_To_PinName; 2; 0)" office:value-type="string" office:string-value="DVDD" calcext:value-type="string">
            <text:p>DVDD</text:p>
          </table:table-cell>
          <table:table-cell office:value-type="string" calcext:value-type="string">
            <text:p>C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C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5]; PkgPin_To_PinName; 2; 0)" office:value-type="string" office:string-value="PM1" calcext:value-type="string">
            <text:p>PM1</text:p>
          </table:table-cell>
          <table:table-cell office:value-type="string" calcext:value-type="string">
            <text:p>C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D2" calcext:value-type="string">
            <text:p>PD2</text:p>
          </table:table-cell>
          <table:table-cell office:value-type="string" calcext:value-type="string">
            <text:p>C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12" calcext:value-type="string">
            <text:p>PC12</text:p>
          </table:table-cell>
          <table:table-cell office:value-type="string" calcext:value-type="string">
            <text:p>C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E5" calcext:value-type="string">
            <text:p>PE5</text:p>
          </table:table-cell>
          <table:table-cell office:value-type="string" calcext:value-type="string">
            <text:p>D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VSS" calcext:value-type="string">
            <text:p>VSS</text:p>
          </table:table-cell>
          <table:table-cell office:value-type="string" calcext:value-type="string">
            <text:p>D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PE3" calcext:value-type="string">
            <text:p>PE3</text:p>
          </table:table-cell>
          <table:table-cell office:value-type="string" calcext:value-type="string">
            <text:p>D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7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SS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DD" calcext:value-type="string">
            <text:p>VDD</text:p>
          </table:table-cell>
          <table:table-cell office:value-type="string" calcext:value-type="string">
            <text:p>D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SS" calcext:value-type="string">
            <text:p>VSS</text:p>
          </table:table-cell>
          <table:table-cell office:value-type="string" calcext:value-type="string">
            <text:p>D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VSSUSB" calcext:value-type="string">
            <text:p>VSSUSB</text:p>
          </table:table-cell>
          <table:table-cell office:value-type="string" calcext:value-type="string">
            <text:p>D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6]; PkgPin_To_PinName; 2; 0)" office:value-type="string" office:string-value="VDD" calcext:value-type="string">
            <text:p>VDD</text:p>
          </table:table-cell>
          <table:table-cell office:value-type="string" calcext:value-type="string">
            <text:p>D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PD3" calcext:value-type="string">
            <text:p>PD3</text:p>
          </table:table-cell>
          <table:table-cell office:value-type="string" calcext:value-type="string">
            <text:p>D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C10" calcext:value-type="string">
            <text:p>PC10</text:p>
          </table:table-cell>
          <table:table-cell office:value-type="string" calcext:value-type="string">
            <text:p>D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A15" calcext:value-type="string">
            <text:p>PA15</text:p>
          </table:table-cell>
          <table:table-cell office:value-type="string" calcext:value-type="string">
            <text:p>D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VSSSMPS" calcext:value-type="string">
            <text:p>VSSSMPS</text:p>
          </table:table-cell>
          <table:table-cell office:value-type="string" calcext:value-type="string">
            <text:p>E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E6" calcext:value-type="string">
            <text:p>PE6</text:p>
          </table:table-cell>
          <table:table-cell office:value-type="string" calcext:value-type="string">
            <text:p>E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E4" calcext:value-type="string">
            <text:p>PE4</text:p>
          </table:table-cell>
          <table:table-cell office:value-type="string" calcext:value-type="string">
            <text:p>E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VDD" calcext:value-type="string">
            <text:p>VDD</text:p>
          </table:table-cell>
          <table:table-cell office:value-type="string" calcext:value-type="string">
            <text:p>E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4]; PkgPin_To_PinName; 2; 0)" office:value-type="string" office:string-value="VCAP4" calcext:value-type="string">
            <text:p>VCAP4</text:p>
          </table:table-cell>
          <table:table-cell office:value-type="string" calcext:value-type="string">
            <text:p>E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5]; PkgPin_To_PinName; 2; 0)" office:value-type="string" office:string-value="PM13" calcext:value-type="string">
            <text:p>PM13</text:p>
          </table:table-cell>
          <table:table-cell office:value-type="string" calcext:value-type="string">
            <text:p>E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VSS" calcext:value-type="string">
            <text:p>VSS</text:p>
          </table:table-cell>
          <table:table-cell office:value-type="string" calcext:value-type="string">
            <text:p>E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7]; PkgPin_To_PinName; 2; 0)" office:value-type="string" office:string-value="PM0" calcext:value-type="string">
            <text:p>PM0</text:p>
          </table:table-cell>
          <table:table-cell office:value-type="string" calcext:value-type="string">
            <text:p>E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C11" calcext:value-type="string">
            <text:p>PC11</text:p>
          </table:table-cell>
          <table:table-cell office:value-type="string" calcext:value-type="string">
            <text:p>E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A14" calcext:value-type="string">
            <text:p>PA14</text:p>
          </table:table-cell>
          <table:table-cell office:value-type="string" calcext:value-type="string">
            <text:p>E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A12" calcext:value-type="string">
            <text:p>PA12</text:p>
          </table:table-cell>
          <table:table-cell office:value-type="string" calcext:value-type="string">
            <text:p>E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A13" calcext:value-type="string">
            <text:p>PA13</text:p>
          </table:table-cell>
          <table:table-cell office:value-type="string" calcext:value-type="string">
            <text:p>E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LXSMPS" calcext:value-type="string">
            <text:p>VLXSMPS</text:p>
          </table:table-cell>
          <table:table-cell office:value-type="string" calcext:value-type="string">
            <text:p>F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SMPS" calcext:value-type="string">
            <text:p>VDDSMPS</text:p>
          </table:table-cell>
          <table:table-cell office:value-type="string" calcext:value-type="string">
            <text:p>F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FBSMPS" calcext:value-type="string">
            <text:p>VFBSMPS</text:p>
          </table:table-cell>
          <table:table-cell office:value-type="string" calcext:value-type="string">
            <text:p>F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NRST" calcext:value-type="string">
            <text:p>NRST</text:p>
          </table:table-cell>
          <table:table-cell office:value-type="string" calcext:value-type="string">
            <text:p>F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6]; PkgPin_To_PinName; 2; 0)" office:value-type="string" office:string-value="VSS" calcext:value-type="string">
            <text:p>VSS</text:p>
          </table:table-cell>
          <table:table-cell office:value-type="string" calcext:value-type="string">
            <text:p>F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7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8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9]; PkgPin_To_PinName; 2; 0)" office:value-type="string" office:string-value="VCAP3" calcext:value-type="string">
            <text:p>VCAP3</text:p>
          </table:table-cell>
          <table:table-cell office:value-type="string" calcext:value-type="string">
            <text:p>F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office:value-type="string" calcext:value-type="string">
            <text:p>F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PA8" calcext:value-type="string">
            <text:p>PA8</text:p>
          </table:table-cell>
          <table:table-cell office:value-type="string" calcext:value-type="string">
            <text:p>F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PA10" calcext:value-type="string">
            <text:p>PA10</text:p>
          </table:table-cell>
          <table:table-cell office:value-type="string" calcext:value-type="string">
            <text:p>F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A11" calcext:value-type="string">
            <text:p>PA11</text:p>
          </table:table-cell>
          <table:table-cell office:value-type="string" calcext:value-type="string">
            <text:p>F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VSS" calcext:value-type="string">
            <text:p>VSS</text:p>
          </table:table-cell>
          <table:table-cell office:value-type="string" calcext:value-type="string">
            <text:p>G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5]; PkgPin_To_PinName; 2; 0)" office:value-type="string" office:string-value="PH0-OSC_IN" calcext:value-type="string">
            <text:p>PH0-OSC_IN</text:p>
          </table:table-cell>
          <table:table-cell office:value-type="string" calcext:value-type="string">
            <text:p>G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C0" calcext:value-type="string">
            <text:p>PC0</text:p>
          </table:table-cell>
          <table:table-cell office:value-type="string" calcext:value-type="string">
            <text:p>G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VDD" calcext:value-type="string">
            <text:p>VDD</text:p>
          </table:table-cell>
          <table:table-cell office:value-type="string" calcext:value-type="string">
            <text:p>G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8]; PkgPin_To_PinName; 2; 0)" office:value-type="string" office:string-value="PC1" calcext:value-type="string">
            <text:p>PC1</text:p>
          </table:table-cell>
          <table:table-cell office:value-type="string" calcext:value-type="string">
            <text:p>G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0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PC7" calcext:value-type="string">
            <text:p>PC7</text:p>
          </table:table-cell>
          <table:table-cell office:value-type="string" calcext:value-type="string">
            <text:p>G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3]; PkgPin_To_PinName; 2; 0)" office:value-type="string" office:string-value="PC9" calcext:value-type="string">
            <text:p>PC9</text:p>
          </table:table-cell>
          <table:table-cell office:value-type="string" calcext:value-type="string">
            <text:p>G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C8" calcext:value-type="string">
            <text:p>PC8</text:p>
          </table:table-cell>
          <table:table-cell office:value-type="string" calcext:value-type="string">
            <text:p>G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A9" calcext:value-type="string">
            <text:p>PA9</text:p>
          </table:table-cell>
          <table:table-cell office:value-type="string" calcext:value-type="string">
            <text:p>G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1-OSC_OUT" calcext:value-type="string">
            <text:p>PH1-OSC_OUT</text:p>
          </table:table-cell>
          <table:table-cell office:value-type="string" calcext:value-type="string">
            <text:p>H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3" calcext:value-type="string">
            <text:p>PC3</text:p>
          </table:table-cell>
          <table:table-cell office:value-type="string" calcext:value-type="string">
            <text:p>H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VSSA" calcext:value-type="string">
            <text:p>VSSA</text:p>
          </table:table-cell>
          <table:table-cell office:value-type="string" calcext:value-type="string">
            <text:p>H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9]; PkgPin_To_PinName; 2; 0)" office:value-type="string" office:string-value="VSS" calcext:value-type="string">
            <text:p>VSS</text:p>
          </table:table-cell>
          <table:table-cell office:value-type="string" calcext:value-type="string">
            <text:p>H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REFM" calcext:value-type="string">
            <text:p>VREFM</text:p>
          </table:table-cell>
          <table:table-cell office:value-type="string" calcext:value-type="string">
            <text:p>H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VCAP1" calcext:value-type="string">
            <text:p>VCAP1</text:p>
          </table:table-cell>
          <table:table-cell office:value-type="string" calcext:value-type="string">
            <text:p>H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SS" calcext:value-type="string">
            <text:p>VSS</text:p>
          </table:table-cell>
          <table:table-cell office:value-type="string" calcext:value-type="string">
            <text:p>H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VCAP2" calcext:value-type="string">
            <text:p>VCAP2</text:p>
          </table:table-cell>
          <table:table-cell office:value-type="string" calcext:value-type="string">
            <text:p>H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4]; PkgPin_To_PinName; 2; 0)" office:value-type="string" office:string-value="PB14" calcext:value-type="string">
            <text:p>PB14</text:p>
          </table:table-cell>
          <table:table-cell office:value-type="string" calcext:value-type="string">
            <text:p>H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2" calcext:value-type="string">
            <text:p>PB12</text:p>
          </table:table-cell>
          <table:table-cell office:value-type="string" calcext:value-type="string">
            <text:p>H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D14" calcext:value-type="string">
            <text:p>PD14</text:p>
          </table:table-cell>
          <table:table-cell office:value-type="string" calcext:value-type="string">
            <text:p>H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C6" calcext:value-type="string">
            <text:p>PC6</text:p>
          </table:table-cell>
          <table:table-cell office:value-type="string" calcext:value-type="string">
            <text:p>H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C2" calcext:value-type="string">
            <text:p>PC2</text:p>
          </table:table-cell>
          <table:table-cell office:value-type="string" calcext:value-type="string">
            <text:p>J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A1" calcext:value-type="string">
            <text:p>PA1</text:p>
          </table:table-cell>
          <table:table-cell office:value-type="string" calcext:value-type="string">
            <text:p>J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VDDA" calcext:value-type="string">
            <text:p>VDDA</text:p>
          </table:table-cell>
          <table:table-cell office:value-type="string" calcext:value-type="string">
            <text:p>J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PA5" calcext:value-type="string">
            <text:p>PA5</text:p>
          </table:table-cell>
          <table:table-cell office:value-type="string" calcext:value-type="string">
            <text:p>J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VDD" calcext:value-type="string">
            <text:p>VDD</text:p>
          </table:table-cell>
          <table:table-cell office:value-type="string" calcext:value-type="string">
            <text:p>J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3]; PkgPin_To_PinName; 2; 0)" office:value-type="string" office:string-value="PO1" calcext:value-type="string">
            <text:p>PO1</text:p>
          </table:table-cell>
          <table:table-cell office:value-type="string" calcext:value-type="string">
            <text:p>J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O0" calcext:value-type="string">
            <text:p>PO0</text:p>
          </table:table-cell>
          <table:table-cell office:value-type="string" calcext:value-type="string">
            <text:p>J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8" calcext:value-type="string">
            <text:p>PD8</text:p>
          </table:table-cell>
          <table:table-cell office:value-type="string" calcext:value-type="string">
            <text:p>J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VDD" calcext:value-type="string">
            <text:p>VDD</text:p>
          </table:table-cell>
          <table:table-cell office:value-type="string" calcext:value-type="string">
            <text:p>J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7]; PkgPin_To_PinName; 2; 0)" office:value-type="string" office:string-value="PB10" calcext:value-type="string">
            <text:p>PB10</text:p>
          </table:table-cell>
          <table:table-cell office:value-type="string" calcext:value-type="string">
            <text:p>J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B13" calcext:value-type="string">
            <text:p>PB13</text:p>
          </table:table-cell>
          <table:table-cell office:value-type="string" calcext:value-type="string">
            <text:p>J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B15" calcext:value-type="string">
            <text:p>PB15</text:p>
          </table:table-cell>
          <table:table-cell office:value-type="string" calcext:value-type="string">
            <text:p>J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A0" calcext:value-type="string">
            <text:p>PA0</text:p>
          </table:table-cell>
          <table:table-cell office:value-type="string" calcext:value-type="string">
            <text:p>K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A3" calcext:value-type="string">
            <text:p>PA3</text:p>
          </table:table-cell>
          <table:table-cell office:value-type="string" calcext:value-type="string">
            <text:p>K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VREFP" calcext:value-type="string">
            <text:p>VREFP</text:p>
          </table:table-cell>
          <table:table-cell office:value-type="string" calcext:value-type="string">
            <text:p>K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3]; PkgPin_To_PinName; 2; 0)" office:value-type="string" office:string-value="PA7" calcext:value-type="string">
            <text:p>PA7</text:p>
          </table:table-cell>
          <table:table-cell office:value-type="string" calcext:value-type="string">
            <text:p>K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SS" calcext:value-type="string">
            <text:p>VSS</text:p>
          </table:table-cell>
          <table:table-cell office:value-type="string" calcext:value-type="string">
            <text:p>K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SS" calcext:value-type="string">
            <text:p>VSS</text:p>
          </table:table-cell>
          <table:table-cell office:value-type="string" calcext:value-type="string">
            <text:p>K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VSS" calcext:value-type="string">
            <text:p>VSS</text:p>
          </table:table-cell>
          <table:table-cell office:value-type="string" calcext:value-type="string">
            <text:p>K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0]; PkgPin_To_PinName; 2; 0)" office:value-type="string" office:string-value="PD12" calcext:value-type="string">
            <text:p>PD12</text:p>
          </table:table-cell>
          <table:table-cell office:value-type="string" calcext:value-type="string">
            <text:p>K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B11" calcext:value-type="string">
            <text:p>PB11</text:p>
          </table:table-cell>
          <table:table-cell office:value-type="string" calcext:value-type="string">
            <text:p>K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2" calcext:value-type="string">
            <text:p>PA2</text:p>
          </table:table-cell>
          <table:table-cell office:value-type="string" calcext:value-type="string">
            <text:p>L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4" calcext:value-type="string">
            <text:p>PA4</text:p>
          </table:table-cell>
          <table:table-cell office:value-type="string" calcext:value-type="string">
            <text:p>L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C4" calcext:value-type="string">
            <text:p>PC4</text:p>
          </table:table-cell>
          <table:table-cell office:value-type="string" calcext:value-type="string">
            <text:p>L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B0" calcext:value-type="string">
            <text:p>PB0</text:p>
          </table:table-cell>
          <table:table-cell office:value-type="string" calcext:value-type="string">
            <text:p>L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B2" calcext:value-type="string">
            <text:p>PB2</text:p>
          </table:table-cell>
          <table:table-cell office:value-type="string" calcext:value-type="string">
            <text:p>L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P2" calcext:value-type="string">
            <text:p>PP2</text:p>
          </table:table-cell>
          <table:table-cell office:value-type="string" calcext:value-type="string">
            <text:p>L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O5" calcext:value-type="string">
            <text:p>PO5</text:p>
          </table:table-cell>
          <table:table-cell office:value-type="string" calcext:value-type="string">
            <text:p>L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PP0" calcext:value-type="string">
            <text:p>PP0</text:p>
          </table:table-cell>
          <table:table-cell office:value-type="string" calcext:value-type="string">
            <text:p>L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O2" calcext:value-type="string">
            <text:p>PO2</text:p>
          </table:table-cell>
          <table:table-cell office:value-type="string" calcext:value-type="string">
            <text:p>L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P1" calcext:value-type="string">
            <text:p>PP1</text:p>
          </table:table-cell>
          <table:table-cell office:value-type="string" calcext:value-type="string">
            <text:p>L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11" calcext:value-type="string">
            <text:p>PD11</text:p>
          </table:table-cell>
          <table:table-cell office:value-type="string" calcext:value-type="string">
            <text:p>L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D13" calcext:value-type="string">
            <text:p>PD13</text:p>
          </table:table-cell>
          <table:table-cell office:value-type="string" calcext:value-type="string">
            <text:p>L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A6" calcext:value-type="string">
            <text:p>PA6</text:p>
          </table:table-cell>
          <table:table-cell office:value-type="string" calcext:value-type="string">
            <text:p>M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C5" calcext:value-type="string">
            <text:p>PC5</text:p>
          </table:table-cell>
          <table:table-cell office:value-type="string" calcext:value-type="string">
            <text:p>M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1" calcext:value-type="string">
            <text:p>PB1</text:p>
          </table:table-cell>
          <table:table-cell office:value-type="string" calcext:value-type="string">
            <text:p>M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PP4" calcext:value-type="string">
            <text:p>PP4</text:p>
          </table:table-cell>
          <table:table-cell office:value-type="string" calcext:value-type="string">
            <text:p>M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P3" calcext:value-type="string">
            <text:p>PP3</text:p>
          </table:table-cell>
          <table:table-cell office:value-type="string" calcext:value-type="string">
            <text:p>M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O4" calcext:value-type="string">
            <text:p>PO4</text:p>
          </table:table-cell>
          <table:table-cell office:value-type="string" calcext:value-type="string">
            <text:p>M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P5" calcext:value-type="string">
            <text:p>PP5</text:p>
          </table:table-cell>
          <table:table-cell office:value-type="string" calcext:value-type="string">
            <text:p>M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P6" calcext:value-type="string">
            <text:p>PP6</text:p>
          </table:table-cell>
          <table:table-cell office:value-type="string" calcext:value-type="string">
            <text:p>M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P7" calcext:value-type="string">
            <text:p>PP7</text:p>
          </table:table-cell>
          <table:table-cell office:value-type="string" calcext:value-type="string">
            <text:p>M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0" calcext:value-type="string">
            <text:p>PD10</text:p>
          </table:table-cell>
          <table:table-cell office:value-type="string" calcext:value-type="string">
            <text:p>M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5-30T08:11:04.448593158</dc:date>
    <meta:editing-duration>P2DT7H38M15S</meta:editing-duration>
    <meta:editing-cycles>109</meta:editing-cycles>
    <meta:generator>LibreOffice/7.4.7.2$Linux_X86_64 LibreOffice_project/40$Build-2</meta:generator>
    <meta:document-statistic meta:table-count="5" meta:cell-count="1749" meta:object-count="0"/>
  </office:meta>
</office:document-meta>
</file>